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Jackson2HttpMessageConverterTests.readTy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ppingJackson2HttpMessageConverterTests.write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pingJackson2HttpMessageConverterTests.prefixJsonCus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ingJackson2HttpMessageConverterTests.getJavaType( Type type , @ Nullable Class &lt; ? &gt; context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Bean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readAsci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pingJackson2HttpMessageConverterTests.readAndWriteParameteriz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acksonViewBean.setWithView2( String withView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ttyPrin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readAndWriteGeneric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yBean.is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F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fieldLevel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ppingJackson2HttpMessageConverterTests.write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Bean.setArray( Stri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writeParameterized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appingJackson2HttpMessageConverterTests.writeWith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ppingJackson2HttpMessageConverterTests.readWithCusto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ppingJackson2HttpMessageConverterTests.readWithNo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FilteredBean.setProperty2( String propert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Bytes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Fraction( float f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WithCustomization.customizeReader( ObjectReader reader , JavaType jav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outView( String without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NoDefaultConstructor.getProper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Number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canReadWithObjectMapperRegistration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cksonFilteredBean.getProper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as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classLevel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WithNoDefaultConstructor.BeanWithNoDefaultConstructor( String property1 , String propert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Bean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getWithou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ppingJackson2HttpMessageConverterWithCustomization.customizeWriter( ObjectWriter writer , JavaType javaType ,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writeWithCusto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ppingJackson2HttpMessageConverterTests.prefix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FilteredBean.setProperty1( String property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readValidJsonWithUnknow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ingJackson2HttpMessageConverterTests.prettyPrintWithS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pingJackson2HttpMessageConverterTests.writeU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ithNoDefaultConstructor.getProper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writeSubTyp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ppingJackson2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FilteredBean.getProper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writeAsci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ttyPrin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canReadAndWriteMicroform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Base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readNonUni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ViewBean.getWithView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View1( String withView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Bool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pretty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pingJackson2HttpMessageConverterTests.readUnty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ppingJackson2HttpMessageConverterTests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pingJackson2HttpMessageConverterTests.readInvalid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ingJackson2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CustomizedBean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ustomizedBean.setProperty( MyCustomEnum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getWithView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Tests.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